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1E4BC50B.png" manifest:media-type="image/png"/>
  <manifest:file-entry manifest:full-path="Pictures/100000000000055600000300E4F2C005.png" manifest:media-type="image/png"/>
  <manifest:file-entry manifest:full-path="Pictures/100000000000055600000300A721D34D.png" manifest:media-type="image/png"/>
  <manifest:file-entry manifest:full-path="Pictures/10000000000005560000030062FB9A41.png" manifest:media-type="image/png"/>
  <manifest:file-entry manifest:full-path="Pictures/1000000000000556000003003A68E9C3.png" manifest:media-type="image/png"/>
  <manifest:file-entry manifest:full-path="Pictures/10000000000005560000030079E4F5B0.png" manifest:media-type="image/png"/>
  <manifest:file-entry manifest:full-path="Pictures/100000000000055600000300EA35D03D.png" manifest:media-type="image/png"/>
  <manifest:file-entry manifest:full-path="Pictures/1000000000000556000003008C0BA5B8.png" manifest:media-type="image/png"/>
  <manifest:file-entry manifest:full-path="Pictures/10000000000005560000030021BCB34D.png" manifest:media-type="image/png"/>
  <manifest:file-entry manifest:full-path="Pictures/10000000000005560000030017239290.png" manifest:media-type="image/png"/>
  <manifest:file-entry manifest:full-path="Pictures/1000000000000556000003003C3E93CF.png" manifest:media-type="image/png"/>
  <manifest:file-entry manifest:full-path="Pictures/1000000000000556000003005E9ACAB7.png" manifest:media-type="image/png"/>
  <manifest:file-entry manifest:full-path="Pictures/10000000000005560000030077C53A8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0.6cm" svg:x="0.4cm" svg:y="0.4cm">
          <draw:image xlink:href="Pictures/10000000000005560000030077C53A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7.999cm" svg:height="21cm" svg:x="0.053cm" svg:y="0cm">
          <draw:image xlink:href="Pictures/1000000000000556000003005E9ACA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7.999cm" svg:height="19.8cm" svg:x="0.053cm" svg:y="0.6cm">
          <draw:image xlink:href="Pictures/1000000000000556000003003C3E93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7.999cm" svg:height="20.4cm" svg:x="0.053cm" svg:y="0.4cm">
          <draw:image xlink:href="Pictures/100000000000055600000300172392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7.999cm" svg:height="23cm" svg:x="0.053cm" svg:y="0cm">
          <draw:image xlink:href="Pictures/100000000000055600000300EA35D0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7.999cm" svg:height="31.4cm" svg:x="0.053cm" svg:y="0cm">
          <draw:image xlink:href="Pictures/10000000000005560000030079E4F5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7.999cm" svg:height="21cm" svg:x="0.053cm" svg:y="0cm">
          <draw:image xlink:href="Pictures/1000000000000556000003003A68E9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7.999cm" svg:height="21.4cm" svg:x="0.053cm" svg:y="-0.4cm">
          <draw:image xlink:href="Pictures/10000000000005560000030021BCB3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27.999cm" svg:height="21cm" svg:x="0.053cm" svg:y="0cm">
          <draw:image xlink:href="Pictures/10000000000005560000030062FB9A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27.999cm" svg:height="21cm" svg:x="0.053cm" svg:y="0cm">
          <draw:image xlink:href="Pictures/100000000000055600000300A721D3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27.999cm" svg:height="21cm" svg:x="0.053cm" svg:y="0cm">
          <draw:image xlink:href="Pictures/100000000000055600000300E4F2C0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1" draw:layer="layout" svg:width="27.999cm" svg:height="21cm" svg:x="0.053cm" svg:y="0cm">
          <draw:image xlink:href="Pictures/1000000000000556000003008C0BA5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1" draw:layer="layout" svg:width="27.999cm" svg:height="21cm" svg:x="0.053cm" svg:y="0cm">
          <draw:image xlink:href="Pictures/1000000000000556000003001E4BC5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1T10:49:48.391237504</meta:creation-date>
    <dc:date>2017-10-31T12:51:07.410996679</dc:date>
    <meta:editing-duration>PT1H58M32S</meta:editing-duration>
    <meta:editing-cycles>17</meta:editing-cycles>
    <meta:generator>LibreOffice/4.2.8.2$Linux_X86_64 LibreOffice_project/420m0$Build-2</meta:generator>
    <meta:document-statistic meta:object-count="60"/>
  </office:meta>
</office:document-meta>
</file>